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3" svg:font-family="Arial" style:font-family-generic="modern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  <style:paragraph-properties style:writing-mode="lr-tb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שני_20_תכנים-notes">
      <style:graphic-properties draw:fill-color="#ffffff" fo:min-height="12.792cm"/>
      <style:paragraph-properties style:writing-mode="lr-tb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527cm" style:use-optimal-row-height="false"/>
    </style:style>
    <style:style style:name="ro4" style:family="table-row">
      <style:table-row-properties style:row-height="3.976cm" style:use-optimal-row-height="false"/>
    </style:style>
    <style:style style:name="ro5" style:family="table-row">
      <style:table-row-properties style:row-height="3.975cm" style:use-optimal-row-height="false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  <style:text-properties fo:font-size="24pt" style:font-size-complex="18pt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4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6" style:family="paragraph">
      <loext:graphic-properties draw:fill="none" draw:fill-color="#ffffff"/>
      <style:paragraph-properties style:writing-mode="lr-tb"/>
      <style:text-properties fo:font-size="32pt"/>
    </style:style>
    <style:style style:name="P37" style:family="paragraph">
      <style:paragraph-properties fo:margin-top="0cm" fo:margin-bottom="0cm" fo:text-align="start"/>
    </style:style>
    <style:style style:name="P38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4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2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2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2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bold" style:font-size-asian="20pt" style:font-style-asian="normal" style:font-weight-asian="bold" style:font-name-complex="Arial4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8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size="32pt"/>
    </style:style>
    <style:style style:name="T50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00cc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cc00" style:text-line-through-style="none" style:text-line-through-type="none" style:text-position="0% 100%" style:font-name="Courier New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3" style:family="text">
      <style:text-properties fo:font-variant="normal" fo:text-transform="none" fo:color="#80008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5" style:family="text">
      <style:text-properties fo:font-size="36pt"/>
    </style:style>
    <style:style style:name="T66" style:family="text">
      <style:text-properties fo:color="#993366" fo:font-size="36pt"/>
    </style:style>
    <style:style style:name="T67" style:family="text">
      <style:text-properties fo:color="#009933" fo:font-size="36pt"/>
    </style:style>
    <style:style style:name="T68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ructi</text:span><text:span text:style-name="T1">ng and </text:span><text:span text:style-name="T1">Destructin</text:span><text:span text:style-name="T1">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</text:span><text:span text:style-name="T2">Ofir Pele</text:span></text:p>
              </text:list-item>
              <text:list-item>
                <text:p text:style-name="P3"><text:span text:style-name="T2">Version 2: Dr. </text:span><text:span text:style-name="T2">Miri Ben-</text:span><text:span text:style-name="T2">Nissan</text:span></text:p>
              </text:list-item>
              <text:list-item>
                <text:p text:style-name="P3"><text:span text:style-name="T2">Version 3: Dr. </text:span><text:span text:style-name="T2">Erel Segal-</text:span><text:span text:style-name="T2">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</text:span><text:span text:style-name="T17">+</text:span><text:span text:style-name="T17">+</text:span><text:span text:style-name="T17"> </text:span><text:span text:style-name="T17">L</text:span><text:span text:style-name="T17">a</text:span><text:span text:style-name="T17">w</text:span><text:span text:style-name="T17">s</text:span><text:span text:style-name="T17"> </text:span><text:span text:style-name="T17">o</text:span><text:span text:style-name="T17">f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a</text:span><text:span text:style-name="T17">n</text:span><text:span text:style-name="T17">d</text:span><text:span text:style-name="T17"> </text:span><text:span text:style-name="T17">D</text:span><text:span text:style-name="T17">e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be </text:span><text:span text:style-name="T19">constructed</text:span><text:span text:style-name="T18"> </text:span><text:span text:style-name="T18">before it is used.</text:span></text:p>
            <text:list text:style-name="L3">
              <text:list-item>
                <text:p text:style-name="P20"><text:span text:style-name="T18">Stack object: when it is defined.</text:span></text:p>
              </text:list-item>
              <text:list-item>
                <text:p text:style-name="P20"><text:span text:style-name="T18">Heap object: when it is </text:span><text:span text:style-name="T19">new</text:span><text:span text:style-name="T18">-ed.</text:span></text:p>
              </text:list-item>
            </text:list>
            <text:p text:style-name="P20"><text:span text:style-name="T20"/></text:p>
            <text:p text:style-name="P20"><text:span text:style-name="T21">2. Every object must be </text:span><text:span text:style-name="T22">destructed </text:span><text:span text:style-name="T21">after it stops being of use.</text:span></text:p>
            <text:list text:continue-numbering="true" text:style-name="L3">
              <text:list-item>
                <text:p text:style-name="P20"><text:span text:style-name="T21">Stack object: when gets out of </text:span><text:span text:style-name="T21">scope.</text:span></text:p>
              </text:list-item>
              <text:list-item>
                <text:p text:style-name="P20"><text:span text:style-name="T21">Heap object: when it is </text:span><text:span text:style-name="T22">delete</text:span><text:span text:style-name="T21">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23">(</text:span><text:span text:style-name="T23">f</text:span><text:span text:style-name="T23">o</text:span><text:span text:style-name="T23">l</text:span><text:span text:style-name="T23">d</text:span><text:span text:style-name="T23">e</text:span><text:span text:style-name="T23">r </text:span><text:span text:style-name="T23">4</text:span><text:span text:style-name="T23">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 </text:span><text:span text:style-name="T17">a</text:span><text:span text:style-name="T17">n</text:span><text:span text:style-name="T17">d </text:span><text:span text:style-name="T17">A</text:span><text:span text:style-name="T17">r</text:span><text:span text:style-name="T17">r</text:span><text:span text:style-name="T17">a</text:span><text:span text:style-name="T17">y</text:span><text:span text:style-name="T17">s</text:span><text:span text:style-name="T23"> </text:span><text:span text:style-name="T23">(f</text:span><text:span text:style-name="T23">ol</text:span><text:span text:style-name="T23">d</text:span><text:span text:style-name="T23">er </text:span><text:span text:style-name="T23">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1 five times</text:span><text:span text:style-name="T26"><text:line-break/></text:span><text:span text:style-name="T26"> <text:s text:c="2"/></text:span><text:span text:style-name="T25">MyClass b[5] {11, 22}; </text:span><text:span text:style-name="T26">// Calls 2 two times</text:span><text:span text:style-name="T26"><text:line-break/></text:span><text:span text:style-name="T26"> <text:s text:c="2"/></text:span><text:span text:style-name="T25">MyClass c[5] { {11,22}, 33}; </text:span><text:span text:style-name="T26">// Calls 3 then 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17">–</text:span><text:span text:style-name="T17"> </text:span><text:span text:style-name="T17">p</text:span><text:span text:style-name="T17">a</text:span><text:span text:style-name="T17">r</text:span><text:span text:style-name="T17">a</text:span><text:span text:style-name="T17">m</text:span><text:span text:style-name="T17">e</text:span><text:span text:style-name="T17">t</text:span><text:span text:style-name="T17">e</text:span><text:span text:style-name="T17">r</text:span><text:span text:style-name="T17">l</text:span><text:span text:style-name="T17">e</text:span><text:span text:style-name="T17">s</text:span><text:span text:style-name="T17">s</text:span><text:span text:style-name="T17"> </text:span><text:span text:style-name="T17">c</text:span><text:span text:style-name="T17">t</text:span><text:span text:style-name="T17">o</text:span><text:span text:style-name="T17">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parameterless ctor 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</text:span><text:span text:style-name="T33">o</text:span><text:span text:style-name="T33">n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o</text:span><text:span text:style-name="T33">r</text:span><text:span text:style-name="T33">s</text:span><text:span text:style-name="T33"> </text:span><text:span text:style-name="T33">–</text:span><text:span text:style-name="T33">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 </text:span><text:span text:style-name="T33">p</text:span><text:span text:style-name="T33">a</text:span><text:span text:style-name="T33">r</text:span><text:span text:style-name="T33">a</text:span><text:span text:style-name="T33">m</text:span><text:span text:style-name="T33">e</text:span><text:span text:style-name="T33">t</text:span><text:span text:style-name="T33">e</text:span><text:span text:style-name="T33">r</text:span><text:span text:style-name="T33">l</text:span><text:span text:style-name="T33">e</text:span><text:span text:style-name="T33">s</text:span><text:span text:style-name="T33">s</text:span><text:span text:style-name="T33"> </text:span><text:span text:style-name="T33">c</text:span><text:span text:style-name="T33">t</text:span><text:span text:style-name="T33">o</text:span><text:span text:style-name="T33">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parameterless 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compiler error – </text:span></text:p>
            <text:p text:style-name="P26"><text:span text:style-name="T36"><text:s text:c="3"/></text:span><text:span text:style-name="T31">MyClass b[5]; </text:span><text:span text:style-name="T36"><text:s/>// no 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</text:span><text:span text:style-name="T33">o</text:span><text:span text:style-name="T33">n</text:span><text:span text:style-name="T33">s</text:span><text:span text:style-name="T33">t</text:span><text:span text:style-name="T33">r</text:span><text:span text:style-name="T33">u</text:span><text:span text:style-name="T33">c</text:span><text:span text:style-name="T33">t</text:span><text:span text:style-name="T33">o</text:span><text:span text:style-name="T33">r</text:span><text:span text:style-name="T33">s</text:span><text:span text:style-name="T33"> </text:span><text:span text:style-name="T33">–</text:span><text:span text:style-name="T33"> </text:span><text:span text:style-name="T33">n</text:span><text:span text:style-name="T33">o</text:span><text:span text:style-name="T33"> </text:span><text:span text:style-name="T33">d</text:span><text:span text:style-name="T33">e</text:span><text:span text:style-name="T33">f</text:span><text:span text:style-name="T33">a</text:span><text:span text:style-name="T33">u</text:span><text:span text:style-name="T33">l</text:span><text:span text:style-name="T33">t </text:span><text:span text:style-name="T33">p</text:span><text:span text:style-name="T33">a</text:span><text:span text:style-name="T33">r</text:span><text:span text:style-name="T33">a</text:span><text:span text:style-name="T33">m</text:span><text:span text:style-name="T33">e</text:span><text:span text:style-name="T33">t</text:span><text:span text:style-name="T33">e</text:span><text:span text:style-name="T33">r</text:span><text:span text:style-name="T33">l</text:span><text:span text:style-name="T33">e</text:span><text:span text:style-name="T33">s</text:span><text:span text:style-name="T33">s</text:span><text:span text:style-name="T33"> </text:span><text:span text:style-name="T33">c</text:span><text:span text:style-name="T33">t</text:span><text:span text:style-name="T33">o</text:span><text:span text:style-name="T33">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{ }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</text:span><text:span text:style-name="T38">o</text:span><text:span text:style-name="T38">n</text:span><text:span text:style-name="T38">s</text:span><text:span text:style-name="T38">t</text:span><text:span text:style-name="T38">r</text:span><text:span text:style-name="T38">u</text:span><text:span text:style-name="T38">c</text:span><text:span text:style-name="T38">t</text:span><text:span text:style-name="T38">o</text:span><text:span text:style-name="T38">r</text:span><text:span text:style-name="T38">s</text:span><text:span text:style-name="T38"> </text:span><text:span text:style-name="T38">–</text:span><text:span text:style-name="T38"> </text:span><text:span text:style-name="T38">e</text:span><text:span text:style-name="T38">x</text:span><text:span text:style-name="T38">p</text:span><text:span text:style-name="T38">l</text:span><text:span text:style-name="T38">i</text:span><text:span text:style-name="T38">c</text:span><text:span text:style-name="T38">i</text:span><text:span text:style-name="T38">t </text:span><text:span text:style-name="T38">d</text:span><text:span text:style-name="T38">e</text:span><text:span text:style-name="T38">f</text:span><text:span text:style-name="T38">a</text:span><text:span text:style-name="T38">u</text:span><text:span text:style-name="T38">l</text:span><text:span text:style-name="T38">t </text:span><text:span text:style-name="T38">p</text:span><text:span text:style-name="T38">a</text:span><text:span text:style-name="T38">r</text:span><text:span text:style-name="T38">a</text:span><text:span text:style-name="T38">m</text:span><text:span text:style-name="T38">e</text:span><text:span text:style-name="T38">t</text:span><text:span text:style-name="T38">e</text:span><text:span text:style-name="T38">r</text:span><text:span text:style-name="T38">l</text:span><text:span text:style-name="T38">e</text:span><text:span text:style-name="T38">s</text:span><text:span text:style-name="T38">s</text:span><text:span text:style-name="T38"> </text:span><text:span text:style-name="T38">c</text:span><text:span text:style-name="T38">t</text:span><text:span text:style-name="T38">o</text:span><text:span text:style-name="T38">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30" draw:layer="layout" svg:width="23.706cm" svg:height="3.047cm" svg:x="0.847cm" svg:y="0.763cm" presentation:class="title" presentation:user-transformed="true">
          <draw:text-box>
            <text:p text:style-name="P17"><text:span text:style-name="T39">D</text:span><text:span text:style-name="T39">e</text:span><text:span text:style-name="T39">s</text:span><text:span text:style-name="T39">t</text:span><text:span text:style-name="T39">r</text:span><text:span text:style-name="T39">u</text:span><text:span text:style-name="T39">c</text:span><text:span text:style-name="T39">t</text:span><text:span text:style-name="T39">o</text:span><text:span text:style-name="T39">r</text:span><text:span text:style-name="T39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1"><text:span text:style-name="T40">Goal</text:span><text:span text:style-name="T41">: Ensure proper “cleanup”: </text:span></text:p>
            <text:list text:style-name="L1">
              <text:list-item>
                <text:p text:style-name="P31"><text:span text:style-name="T41">Free allocated memory;</text:span></text:p>
              </text:list-item>
              <text:list-item>
                <text:p text:style-name="P31"><text:span text:style-name="T41">Close opened files or db connections;</text:span></text:p>
              </text:list-item>
              <text:list-item>
                <text:p text:style-name="P31"><text:span text:style-name="T41">Notify related objects, etc.</text:span></text:p>
              </text:list-item>
            </text:list>
            <text:p text:style-name="P31"><text:span text:style-name="T41"/></text:p>
            <text:p text:style-name="P31"><text:span text:style-name="T40">Use</text:span><text:span text:style-name="T41">: Called for:</text:span></text:p>
            <text:list text:continue-numbering="true" text:style-name="L1">
              <text:list-item>
                <text:p text:style-name="P31"><text:span text:style-name="T41">A stack object – when it goes out of scope.</text:span></text:p>
              </text:list-item>
              <text:list-item>
                <text:p text:style-name="P31"><text:span text:style-name="T41">A heap object – when it 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2"><text:span text:style-name="T42">#include</text:span><text:span text:style-name="T43"> </text:span><text:span text:style-name="T44">&lt;cstdlib&gt;</text:span><text:span text:style-name="T43"> </text:span><text:span text:style-name="T43"><text:line-break/></text:span><text:span text:style-name="T42">class</text:span><text:span text:style-name="T43"> MyClass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3">   MyClass(); <text:s/></text:span><text:span text:style-name="T45">// constructor </text:span><text:span text:style-name="T43"><text:line-break/></text:span><text:span text:style-name="T43">   ~MyClass(); </text:span><text:span text:style-name="T45">// destructor </text:span><text:span text:style-name="T45"><text:line-break/></text:span><text:span text:style-name="T42">private</text:span><text:span text:style-name="T43">: </text:span><text:span text:style-name="T43"><text:line-break/></text:span><text:span text:style-name="T43">   </text:span><text:span text:style-name="T42">char</text:span><text:span text:style-name="T43">* _mem; </text:span><text:span text:style-name="T43"><text:line-break/></text:span><text:span text:style-name="T43">}; </text:span><text:span text:style-name="T43"><text:line-break/></text:span><text:span text:style-name="T43">MyClass::MyClass() </text:span><text:span text:style-name="T43"><text:line-break/></text:span><text:span text:style-name="T43">{ </text:span><text:span text:style-name="T43"><text:line-break/></text:span><text:span text:style-name="T43">   _mem = </text:span><text:span text:style-name="T42">new</text:span><text:span text:style-name="T43"> char[</text:span><text:span text:style-name="T46">1000]</text:span><text:span text:style-name="T43">; </text:span><text:span text:style-name="T43"><text:line-break/></text:span><text:span text:style-name="T43">} </text:span><text:span text:style-name="T43"><text:line-break/></text:span><text:span text:style-name="T43">MyClass::~MyClass() </text:span><text:span text:style-name="T43"><text:line-break/></text:span><text:span text:style-name="T43">{ </text:span><text:span text:style-name="T43"><text:line-break/></text:span><text:span text:style-name="T43"> <text:s text:c="2"/></text:span><text:span text:style-name="T42">delete[]</text:span><text:span text:style-name="T43"> _mem;</text:span><text:span text:style-name="T43"><text:line-break/></text:span><text:span text:style-name="T43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7">int</text:span><text:span text:style-name="T48"> main() </text:span><text:span text:style-name="T48"><text:line-break/></text:span><text:span text:style-name="T48">{ </text:span><text:span text:style-name="T48"><text:line-break/></text:span><text:span text:style-name="T48">   MyClass a; </text:span><text:span text:style-name="T48"><text:line-break/></text:span><text:span text:style-name="T48">   </text:span><text:span text:style-name="T47">if</text:span><text:span text:style-name="T48">( ... ) </text:span><text:span text:style-name="T48"><text:line-break/></text:span><text:span text:style-name="T48">   { </text:span><text:span text:style-name="T48"><text:line-break/></text:span><text:span text:style-name="T48">      MyClass b; </text:span><text:span text:style-name="T48"><text:line-break/></text:span><text:span text:style-name="T48">       </text:span><text:span text:style-name="T48"><text:line-break/></text:span><text:span text:style-name="T48">   } </text:span><text:span text:style-name="T48"><text:line-break/></text:span><text:span text:style-name="T48">    </text:span><text:span text:style-name="T48"><text:line-break/></text:span><text:span text:style-name="T48">} </text:span></text:p>
          </draw:text-box>
        </draw:frame>
        <draw:custom-shape draw:name="AutoShape 5" draw:style-name="gr4" draw:text-style-name="P33" xml:id="id4" draw:id="id4" draw:layer="layout" svg:width="0.859cm" svg:height="0.674cm" svg:x="14.817cm" svg:y="12.449cm">
          <text:p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6" draw:style-name="gr5" draw:text-style-name="P34" xml:id="id5" draw:id="id5" draw:layer="layout" svg:width="0.859cm" svg:height="0.674cm" svg:x="14.817cm" svg:y="15.2cm">
          <text:p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5" draw:text-style-name="P34" xml:id="id2" draw:id="id2" draw:layer="layout" svg:width="0.859cm" svg:height="0.674cm" svg:x="14.817cm" svg:y="5.927cm">
          <text:p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4" draw:text-style-name="P33" xml:id="id3" draw:id="id3" draw:layer="layout" svg:width="0.859cm" svg:height="0.674cm" svg:x="14.817cm" svg:y="9.948cm">
          <text:p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9" draw:style-name="gr6" draw:text-style-name="P35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</text:span><text:span text:style-name="T17">e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text:span text:style-name="T17"> </text:span><text:span text:style-name="T17">–</text:span><text:span text:style-name="T17"> </text:span><text:span text:style-name="T17">c</text:span><text:span text:style-name="T17">o</text:span><text:span text:style-name="T17">m</text:span><text:span text:style-name="T17">m</text:span><text:span text:style-name="T17">o</text:span><text:span text:style-name="T17">n</text:span><text:span text:style-name="T17"> </text:span><text:span text:style-name="T17">e</text:span><text:span text:style-name="T17">r</text:span><text:span text:style-name="T17">r</text:span><text:span text:style-name="T17">o</text:span><text:span text:style-name="T17">r</text:span><text:span text:style-name="T17">s</text:span><text:span text:style-name="T23"> </text:span><text:span text:style-name="T23">(</text:span><text:span text:style-name="T23">f</text:span><text:span text:style-name="T23">o</text:span><text:span text:style-name="T23">l</text:span><text:span text:style-name="T23">d</text:span><text:span text:style-name="T23">e</text:span><text:span text:style-name="T23">r </text:span><text:span text:style-name="T23">5</text:span><text:span text:style-name="T23">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6" draw:layer="layout" svg:width="22.098cm" svg:height="6.581cm" svg:x="1.27cm" svg:y="3.81cm">
          <draw:text-box>
            <text:p><text:span text:style-name="T49">1</text:span><text:span text:style-name="T49">. </text:span><text:span text:style-name="T49">F</text:span><text:span text:style-name="T49">o</text:span><text:span text:style-name="T49">r</text:span><text:span text:style-name="T49">g</text:span><text:span text:style-name="T49">e</text:span><text:span text:style-name="T49">t</text:span><text:span text:style-name="T49">t</text:span><text:span text:style-name="T49">i</text:span><text:span text:style-name="T49">n</text:span><text:span text:style-name="T49">g</text:span><text:span text:style-name="T49"> </text:span><text:span text:style-name="T49">t</text:span><text:span text:style-name="T49">o</text:span><text:span text:style-name="T49"> </text:span><text:span text:style-name="T49">w</text:span><text:span text:style-name="T49">r</text:span><text:span text:style-name="T49">i</text:span><text:span text:style-name="T49">t</text:span><text:span text:style-name="T49">e</text:span><text:span text:style-name="T49"> </text:span><text:span text:style-name="T49">a</text:span><text:span text:style-name="T49"> </text:span><text:span text:style-name="T49">d</text:span><text:span text:style-name="T49">e</text:span><text:span text:style-name="T49">s</text:span><text:span text:style-name="T49">t</text:span><text:span text:style-name="T49">r</text:span><text:span text:style-name="T49">u</text:span><text:span text:style-name="T49">c</text:span><text:span text:style-name="T49">t</text:span><text:span text:style-name="T49">o</text:span><text:span text:style-name="T49">r</text:span><text:span text:style-name="T49">. </text:span></text:p>
            <text:p><text:span text:style-name="T49"><text:s text:c="2"/></text:span><text:span text:style-name="T49"><text:s text:c="2"/></text:span><text:span text:style-name="T49">M</text:span><text:span text:style-name="T49">i</text:span><text:span text:style-name="T49">g</text:span><text:span text:style-name="T49">h</text:span><text:span text:style-name="T49">t </text:span><text:span text:style-name="T49">c</text:span><text:span text:style-name="T49">a</text:span><text:span text:style-name="T49">u</text:span><text:span text:style-name="T49">s</text:span><text:span text:style-name="T49">e</text:span><text:span text:style-name="T49"> </text:span><text:span text:style-name="T49">a</text:span><text:span text:style-name="T49"> </text:span><text:span text:style-name="T49">m</text:span><text:span text:style-name="T49">e</text:span><text:span text:style-name="T49">m</text:span><text:span text:style-name="T49">o</text:span><text:span text:style-name="T49">r</text:span><text:span text:style-name="T49">y</text:span><text:span text:style-name="T49"> </text:span><text:span text:style-name="T49">l</text:span><text:span text:style-name="T49">e</text:span><text:span text:style-name="T49">a</text:span><text:span text:style-name="T49">k</text:span><text:span text:style-name="T49">.</text:span></text:p>
            <text:p><text:span text:style-name="T49"/></text:p>
            <text:p><text:span text:style-name="T49">2</text:span><text:span text:style-name="T49">. </text:span><text:span text:style-name="T49">C</text:span><text:span text:style-name="T49">a</text:span><text:span text:style-name="T49">l</text:span><text:span text:style-name="T49">l</text:span><text:span text:style-name="T49">i</text:span><text:span text:style-name="T49">n</text:span><text:span text:style-name="T49">g</text:span><text:span text:style-name="T49"> </text:span><text:span text:style-name="T49">a</text:span><text:span text:style-name="T49"> </text:span><text:span text:style-name="T49">d</text:span><text:span text:style-name="T49">e</text:span><text:span text:style-name="T49">s</text:span><text:span text:style-name="T49">t</text:span><text:span text:style-name="T49">r</text:span><text:span text:style-name="T49">u</text:span><text:span text:style-name="T49">c</text:span><text:span text:style-name="T49">t</text:span><text:span text:style-name="T49">o</text:span><text:span text:style-name="T49">r </text:span><text:span text:style-name="T49">t</text:span><text:span text:style-name="T49">w</text:span><text:span text:style-name="T49">i</text:span><text:span text:style-name="T49">c</text:span><text:span text:style-name="T49">e</text:span><text:span text:style-name="T49">.</text:span></text:p>
            <text:p><text:span text:style-name="T49"><text:s text:c="2"/></text:span><text:span text:style-name="T49"><text:s text:c="2"/></text:span><text:span text:style-name="T49">P</text:span><text:span text:style-name="T49">o</text:span><text:span text:style-name="T49">s</text:span><text:span text:style-name="T49">s</text:span><text:span text:style-name="T49">i</text:span><text:span text:style-name="T49">b</text:span><text:span text:style-name="T49">l</text:span><text:span text:style-name="T49">e</text:span><text:span text:style-name="T49"> </text:span><text:span text:style-name="T49">r</text:span><text:span text:style-name="T49">e</text:span><text:span text:style-name="T49">a</text:span><text:span text:style-name="T49">s</text:span><text:span text:style-name="T49">o</text:span><text:span text:style-name="T49">n</text:span><text:span text:style-name="T49"> </text:span><text:span text:style-name="T49">- </text:span><text:span text:style-name="T49">s</text:span><text:span text:style-name="T49">h</text:span><text:span text:style-name="T49">a</text:span><text:span text:style-name="T49">l</text:span><text:span text:style-name="T49">l</text:span><text:span text:style-name="T49">o</text:span><text:span text:style-name="T49">w</text:span><text:span text:style-name="T49"> </text:span><text:span text:style-name="T49">c</text:span><text:span text:style-name="T49">o</text:span><text:span text:style-name="T49">p</text:span><text:span text:style-name="T49">y</text:span><text:span text:style-name="T49">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i</text:span><text:span text:style-name="T17">n</text:span><text:span text:style-name="T17"> </text:span><text:span text:style-name="T50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6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1">IntList* L = (IntList*)malloc(</text:span><text:span text:style-name="T52">sizeof</text:span><text:span text:style-name="T51">(IntList)); </text:span></text:p>
            <text:p text:style-name="P26"><text:span text:style-name="T41">Does not call constructor!</text:span></text:p>
            <text:p text:style-name="P20"><text:span text:style-name="T41">Internal data members are not initialized</text:span></text:p>
            <text:p text:style-name="P20"><text:span text:style-name="T41"/></text:p>
            <text:p xml:id="id6" text:id="id6" text:style-name="P26"><text:span text:style-name="T51">free(L); </text:span><text:span text:style-name="T51"><text:line-break/></text:span><text:span text:style-name="T41">Does not call destructor!</text:span></text:p>
            <text:p xml:id="id7" text:id="id7" text:style-name="P20"><text:span text:style-name="T41">Internal data members are not freed</text:span></text:p>
            <text:p text:style-name="P20"><text:span text:style-name="T41"/></text:p>
            <text:p text:style-name="P20"><text:span text:style-name="T41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7"><text:span text:style-name="T53">W</text:span><text:span text:style-name="T53">h</text:span><text:span text:style-name="T53">a</text:span><text:span text:style-name="T53">t</text:span><text:span text:style-name="T53"> </text:span><text:span text:style-name="T53">s</text:span><text:span text:style-name="T53">h</text:span><text:span text:style-name="T53">o</text:span><text:span text:style-name="T53">u</text:span><text:span text:style-name="T53">l</text:span><text:span text:style-name="T53">d</text:span><text:span text:style-name="T53"> </text:span><text:span text:style-name="T53">w</text:span><text:span text:style-name="T53">e</text:span><text:span text:style-name="T53"> </text:span><text:span text:style-name="T53">d</text:span><text:span text:style-name="T53">o</text:span><text:span text:style-name="T53">?</text:span><text:span text:style-name="T53"> </text:span></text:p>
              <text:p text:style-name="P37"><text:span text:style-name="T53">c</text:span><text:span text:style-name="T53">r</text:span><text:span text:style-name="T53">e</text:span><text:span text:style-name="T53">a</text:span><text:span text:style-name="T53">t</text:span><text:span text:style-name="T53">e</text:span><text:span text:style-name="T53">O</text:span><text:span text:style-name="T53">b</text:span><text:span text:style-name="T53">j</text:span><text:span text:style-name="T53"> </text:span><text:span text:style-name="T53">a</text:span><text:span text:style-name="T53">n</text:span><text:span text:style-name="T53">d</text:span><text:span text:style-name="T53"> </text:span><text:span text:style-name="T53">f</text:span><text:span text:style-name="T53">r</text:span><text:span text:style-name="T53">e</text:span><text:span text:style-name="T53">e</text:span><text:span text:style-name="T53">O</text:span><text:span text:style-name="T53">b</text:span><text:span text:style-name="T53">j</text:span><text:span text:style-name="T53"> </text:span><text:span text:style-name="T53">f</text:span><text:span text:style-name="T53">u</text:span><text:span text:style-name="T53">n</text:span><text:span text:style-name="T53">c</text:span><text:span text:style-name="T53">t</text:span><text:span text:style-name="T53">i</text:span><text:span text:style-name="T53">o</text:span><text:span text:style-name="T53">n</text:span><text:span text:style-name="T53">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i</text:span><text:span text:style-name="T17">n</text:span><text:span text:style-name="T17"> </text:span><text:span text:style-name="T54">C</text:span><text:span text:style-name="T54">+</text:span><text:span text:style-name="T54">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6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1">Special operators:</text:span></text:p>
            <text:p text:style-name="P20"><text:span text:style-name="T41"/></text:p>
            <text:p text:style-name="P26"><text:span text:style-name="T51">IntList *L = </text:span><text:span text:style-name="T52">new</text:span><text:span text:style-name="T51"> IntList; </text:span></text:p>
            <text:list text:style-name="L4">
              <text:list-item>
                <text:p text:style-name="P26"><text:span text:style-name="T41">Allocate memory</text:span></text:p>
              </text:list-item>
              <text:list-item>
                <text:p text:style-name="P26"><text:span text:style-name="T41">Call constructor</text:span></text:p>
              </text:list-item>
            </text:list>
            <text:p text:style-name="P20"><text:span text:style-name="T41"/></text:p>
            <text:p text:style-name="P26"><text:span text:style-name="T52">delete</text:span><text:span text:style-name="T51"> L;</text:span></text:p>
            <text:list text:style-name="L5">
              <text:list-item>
                <text:p text:style-name="P26"><text:span text:style-name="T55"><text:s/></text:span><text:span text:style-name="T55">Call destructor</text:span></text:p>
              </text:list-item>
              <text:list-item>
                <text:p text:style-name="P20"><text:span text:style-name="T55"><text:s/></text:span><text:span text:style-name="T55">Free memory</text:span></text:p>
              </text:list-item>
            </text:list>
            <text:p text:style-name="P20"><text:span text:style-name="T41"/></text:p>
            <text:p text:style-name="P20"><text:span text:style-name="T41"/></text:p>
          </draw:text-box>
        </draw:frame>
        <presentation:notes draw:style-name="dp3">
          <draw:page-thumbnail draw:style-name="gr2" draw:layer="layout" svg:width="14.212cm" svg:height="10.659cm" svg:x="2.753cm" svg:y="2.16cm" draw:page-number="1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</text:span><text:span text:style-name="T17">e</text:span><text:span text:style-name="T17">w</text:span><text:span text:style-name="T17">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1">Can be used with any type:</text:span></text:p>
            <text:p text:style-name="P26"><text:span text:style-name="T52">int</text:span><text:span text:style-name="T51"> *i = </text:span><text:span text:style-name="T52">new</text:span><text:span text:style-name="T51"> </text:span><text:span text:style-name="T52">int</text:span><text:span text:style-name="T51">; </text:span><text:span text:style-name="T51"><text:line-break/></text:span><text:span text:style-name="T52">char</text:span><text:span text:style-name="T51"> **p = </text:span><text:span text:style-name="T52">new</text:span><text:span text:style-name="T51"> (</text:span><text:span text:style-name="T52">char</text:span><text:span text:style-name="T51"> 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7"><text:span text:style-name="T53">R</text:span><text:span text:style-name="T53">e</text:span><text:span text:style-name="T53">p</text:span><text:span text:style-name="T53">l</text:span><text:span text:style-name="T53">a</text:span><text:span text:style-name="T53">c</text:span><text:span text:style-name="T53">i</text:span><text:span text:style-name="T53">n</text:span><text:span text:style-name="T53">g</text:span><text:span text:style-name="T53"> </text:span><text:span text:style-name="T53">–</text:span><text:span text:style-name="T53"> </text:span><text:span text:style-name="T53">t</text:span><text:span text:style-name="T53">h</text:span><text:span text:style-name="T53">e</text:span><text:span text:style-name="T53"> </text:span><text:span text:style-name="T53">g</text:span><text:span text:style-name="T53">l</text:span><text:span text:style-name="T53">o</text:span><text:span text:style-name="T53">b</text:span><text:span text:style-name="T53">a</text:span><text:span text:style-name="T53">l</text:span><text:span text:style-name="T53"> </text:span><text:span text:style-name="T53">o</text:span><text:span text:style-name="T53">p</text:span><text:span text:style-name="T53">e</text:span><text:span text:style-name="T53">r</text:span><text:span text:style-name="T53">a</text:span><text:span text:style-name="T53">t</text:span><text:span text:style-name="T53">o</text:span><text:span text:style-name="T53">r</text:span><text:span text:style-name="T53"> </text:span><text:span text:style-name="T53">n</text:span><text:span text:style-name="T53">e</text:span><text:span text:style-name="T53">w</text:span><text:span text:style-name="T53">(</text:span><text:span text:style-name="T53">)</text:span><text:span text:style-name="T53"> </text:span><text:span text:style-name="T53">i</text:span><text:span text:style-name="T53">s</text:span><text:span text:style-name="T53">n</text:span><text:span text:style-name="T53">'</text:span><text:span text:style-name="T53">t</text:span><text:span text:style-name="T53"> </text:span><text:span text:style-name="T53">o</text:span><text:span text:style-name="T53">v</text:span><text:span text:style-name="T53">e</text:span><text:span text:style-name="T53">r</text:span><text:span text:style-name="T53">l</text:span><text:span text:style-name="T53">o</text:span><text:span text:style-name="T53">a</text:span><text:span text:style-name="T53">d</text:span><text:span text:style-name="T53">e</text:span><text:span text:style-name="T53">d</text:span><text:span text:style-name="T53"> </text:span><text:span text:style-name="T53">b</text:span><text:span text:style-name="T53">u</text:span><text:span text:style-name="T53">t</text:span><text:span text:style-name="T53"> </text:span><text:span text:style-name="T53">s</text:span><text:span text:style-name="T53">p</text:span><text:span text:style-name="T53">e</text:span><text:span text:style-name="T53">c</text:span><text:span text:style-name="T53">i</text:span><text:span text:style-name="T53">a</text:span><text:span text:style-name="T53">l</text:span><text:span text:style-name="T53"> </text:span><text:span text:style-name="T53">b</text:span><text:span text:style-name="T53">e</text:span><text:span text:style-name="T53">h</text:span><text:span text:style-name="T53">a</text:span><text:span text:style-name="T53">v</text:span><text:span text:style-name="T53">i</text:span><text:span text:style-name="T53">o</text:span><text:span text:style-name="T53">r</text:span><text:span text:style-name="T53"> </text:span><text:span text:style-name="T53">–</text:span><text:span text:style-name="T53"> </text:span><text:span text:style-name="T53">u</text:span><text:span text:style-name="T53">s</text:span><text:span text:style-name="T53">e</text:span><text:span text:style-name="T53">r</text:span><text:span text:style-name="T53"> </text:span><text:span text:style-name="T53">d</text:span><text:span text:style-name="T53">e</text:span><text:span text:style-name="T53">f</text:span><text:span text:style-name="T53">i</text:span><text:span text:style-name="T53">n</text:span><text:span text:style-name="T53">e</text:span><text:span text:style-name="T53">d</text:span><text:span text:style-name="T53"> </text:span><text:span text:style-name="T53">f</text:span><text:span text:style-name="T53">u</text:span><text:span text:style-name="T53">n</text:span><text:span text:style-name="T53">c</text:span><text:span text:style-name="T53">t</text:span><text:span text:style-name="T53">i</text:span><text:span text:style-name="T53">o</text:span><text:span text:style-name="T53">n</text:span><text:span text:style-name="T53"> </text:span><text:span text:style-name="T53">w</text:span><text:span text:style-name="T53">i</text:span><text:span text:style-name="T53">l</text:span><text:span text:style-name="T53">l</text:span><text:span text:style-name="T53"> </text:span><text:span text:style-name="T53">r</text:span><text:span text:style-name="T53">e</text:span><text:span text:style-name="T53">p</text:span><text:span text:style-name="T53">l</text:span><text:span text:style-name="T53">a</text:span><text:span text:style-name="T53">c</text:span><text:span text:style-name="T53">e</text:span><text:span text:style-name="T53"> </text:span><text:span text:style-name="T53">(</text:span><text:span text:style-name="T53">e</text:span><text:span text:style-name="T53">f</text:span><text:span text:style-name="T53">f</text:span><text:span text:style-name="T53">e</text:span><text:span text:style-name="T53">c</text:span><text:span text:style-name="T53">t</text:span><text:span text:style-name="T53">i</text:span><text:span text:style-name="T53">v</text:span><text:span text:style-name="T53">e</text:span><text:span text:style-name="T53">l</text:span><text:span text:style-name="T53">y</text:span><text:span text:style-name="T53"> </text:span><text:span text:style-name="T53">h</text:span><text:span text:style-name="T53">i</text:span><text:span text:style-name="T53">d</text:span><text:span text:style-name="T53">e</text:span><text:span text:style-name="T53">)</text:span><text:span text:style-name="T53"> </text:span><text:span text:style-name="T53">t</text:span><text:span text:style-name="T53">h</text:span><text:span text:style-name="T53">e</text:span><text:span text:style-name="T53"> </text:span><text:span text:style-name="T53">p</text:span><text:span text:style-name="T53">r</text:span><text:span text:style-name="T53">e</text:span><text:span text:style-name="T53"> </text:span><text:span text:style-name="T53">d</text:span><text:span text:style-name="T53">e</text:span><text:span text:style-name="T53">f</text:span><text:span text:style-name="T53">i</text:span><text:span text:style-name="T53">n</text:span><text:span text:style-name="T53">e</text:span><text:span text:style-name="T53">d</text:span><text:span text:style-name="T53">.</text:span><text:span text:style-name="T53"> </text:span><text:span text:style-name="T53">B</text:span><text:span text:style-name="T53">y</text:span><text:span text:style-name="T53"> </text:span><text:span text:style-name="T53">s</text:span><text:span text:style-name="T53">t</text:span><text:span text:style-name="T53">a</text:span><text:span text:style-name="T53">n</text:span><text:span text:style-name="T53">d</text:span><text:span text:style-name="T53">a</text:span><text:span text:style-name="T53">r</text:span><text:span text:style-name="T53">d</text:span><text:span text:style-name="T53">,</text:span><text:span text:style-name="T53"> </text:span><text:span text:style-name="T53">e</text:span><text:span text:style-name="T53">a</text:span><text:span text:style-name="T53">c</text:span><text:span text:style-name="T53">h</text:span><text:span text:style-name="T53"> </text:span><text:span text:style-name="T53">c</text:span><text:span text:style-name="T53">+</text:span><text:span text:style-name="T53">+</text:span><text:span text:style-name="T53"> </text:span><text:span text:style-name="T53">i</text:span><text:span text:style-name="T53">m</text:span><text:span text:style-name="T53">p</text:span><text:span text:style-name="T53">l</text:span><text:span text:style-name="T53">e</text:span><text:span text:style-name="T53">m</text:span><text:span text:style-name="T53">e</text:span><text:span text:style-name="T53">n</text:span><text:span text:style-name="T53">t</text:span><text:span text:style-name="T53">a</text:span><text:span text:style-name="T53">t</text:span><text:span text:style-name="T53">i</text:span><text:span text:style-name="T53">o</text:span><text:span text:style-name="T53">n</text:span><text:span text:style-name="T53"> </text:span><text:span text:style-name="T53">s</text:span><text:span text:style-name="T53">h</text:span><text:span text:style-name="T53">o</text:span><text:span text:style-name="T53">u</text:span><text:span text:style-name="T53">l</text:span><text:span text:style-name="T53">d</text:span><text:span text:style-name="T53"> </text:span><text:span text:style-name="T53">p</text:span><text:span text:style-name="T53">r</text:span><text:span text:style-name="T53">o</text:span><text:span text:style-name="T53">v</text:span><text:span text:style-name="T53">i</text:span><text:span text:style-name="T53">d</text:span><text:span text:style-name="T53">e</text:span><text:span text:style-name="T53"> </text:span><text:span text:style-name="T53">a</text:span><text:span text:style-name="T53"> </text:span><text:span text:style-name="T53">g</text:span><text:span text:style-name="T53">l</text:span><text:span text:style-name="T53">o</text:span><text:span text:style-name="T53">b</text:span><text:span text:style-name="T53">a</text:span><text:span text:style-name="T53">l</text:span><text:span text:style-name="T53"> </text:span><text:span text:style-name="T53">o</text:span><text:span text:style-name="T53">p</text:span><text:span text:style-name="T53">e</text:span><text:span text:style-name="T53">r</text:span><text:span text:style-name="T53">a</text:span><text:span text:style-name="T53">t</text:span><text:span text:style-name="T53">o</text:span><text:span text:style-name="T53">r</text:span><text:span text:style-name="T53"> </text:span><text:span text:style-name="T53">n</text:span><text:span text:style-name="T53">e</text:span><text:span text:style-name="T53">w</text:span><text:span text:style-name="T53">(</text:span><text:span text:style-name="T53">)</text:span><text:span text:style-name="T53"> </text:span><text:span text:style-name="T53">f</text:span><text:span text:style-name="T53">u</text:span><text:span text:style-name="T53">n</text:span><text:span text:style-name="T53">c</text:span><text:span text:style-name="T53">t</text:span><text:span text:style-name="T53">i</text:span><text:span text:style-name="T53">o</text:span><text:span text:style-name="T53">n</text:span><text:span text:style-name="T53"> </text:span><text:span text:style-name="T53">t</text:span><text:span text:style-name="T53">h</text:span><text:span text:style-name="T53">a</text:span><text:span text:style-name="T53">t</text:span><text:span text:style-name="T53"> </text:span><text:span text:style-name="T53">c</text:span><text:span text:style-name="T53">a</text:span><text:span text:style-name="T53">n</text:span><text:span text:style-name="T53"> </text:span><text:span text:style-name="T53">b</text:span><text:span text:style-name="T53">e</text:span><text:span text:style-name="T53"> </text:span><text:span text:style-name="T53">r</text:span><text:span text:style-name="T53">e</text:span><text:span text:style-name="T53">p</text:span><text:span text:style-name="T53">l</text:span><text:span text:style-name="T53">a</text:span><text:span text:style-name="T53">c</text:span><text:span text:style-name="T53">e</text:span><text:span text:style-name="T53">d</text:span><text:span text:style-name="T53">.</text:span></text:p>
              <text:p text:style-name="P37"><text:span text:style-name="T53">O</text:span><text:span text:style-name="T53">v</text:span><text:span text:style-name="T53">e</text:span><text:span text:style-name="T53">r</text:span><text:span text:style-name="T53">l</text:span><text:span text:style-name="T53">o</text:span><text:span text:style-name="T53">a</text:span><text:span text:style-name="T53">d</text:span><text:span text:style-name="T53">e</text:span><text:span text:style-name="T53">d</text:span><text:span text:style-name="T53"> </text:span><text:span text:style-name="T53">–</text:span><text:span text:style-name="T53"> </text:span><text:span text:style-name="T53">i</text:span><text:span text:style-name="T53">n</text:span><text:span text:style-name="T53">s</text:span><text:span text:style-name="T53">i</text:span><text:span text:style-name="T53">d</text:span><text:span text:style-name="T53">e</text:span><text:span text:style-name="T53"> </text:span><text:span text:style-name="T53">a</text:span><text:span text:style-name="T53"> </text:span><text:span text:style-name="T53">s</text:span><text:span text:style-name="T53">p</text:span><text:span text:style-name="T53">e</text:span><text:span text:style-name="T53">c</text:span><text:span text:style-name="T53">i</text:span><text:span text:style-name="T53">f</text:span><text:span text:style-name="T53">i</text:span><text:span text:style-name="T53">c</text:span><text:span text:style-name="T53"> </text:span><text:span text:style-name="T53">c</text:span><text:span text:style-name="T53">l</text:span><text:span text:style-name="T53">a</text:span><text:span text:style-name="T53">s</text:span><text:span text:style-name="T53">s</text:span><text:span text:style-name="T53"> </text:span><text:span text:style-name="T53">y</text:span><text:span text:style-name="T53">o</text:span><text:span text:style-name="T53">u</text:span><text:span text:style-name="T53"> </text:span><text:span text:style-name="T53">c</text:span><text:span text:style-name="T53">a</text:span><text:span text:style-name="T53">n</text:span><text:span text:style-name="T53"> </text:span><text:span text:style-name="T53">o</text:span><text:span text:style-name="T53">v</text:span><text:span text:style-name="T53">e</text:span><text:span text:style-name="T53">r</text:span><text:span text:style-name="T53">l</text:span><text:span text:style-name="T53">o</text:span><text:span text:style-name="T53">a</text:span><text:span text:style-name="T53">d</text:span><text:span text:style-name="T53"> </text:span><text:span text:style-name="T53">t</text:span><text:span text:style-name="T53">h</text:span><text:span text:style-name="T53">e</text:span><text:span text:style-name="T53"> </text:span><text:span text:style-name="T53">o</text:span><text:span text:style-name="T53">p</text:span><text:span text:style-name="T53">e</text:span><text:span text:style-name="T53">r</text:span><text:span text:style-name="T53">a</text:span><text:span text:style-name="T53">t</text:span><text:span text:style-name="T53">o</text:span><text:span text:style-name="T53">r</text:span><text:span text:style-name="T53"> </text:span><text:span text:style-name="T53">f</text:span><text:span text:style-name="T53">o</text:span><text:span text:style-name="T53">r</text:span><text:span text:style-name="T53"> </text:span><text:span text:style-name="T53">t</text:span><text:span text:style-name="T53">h</text:span><text:span text:style-name="T53">a</text:span><text:span text:style-name="T53">t</text:span><text:span text:style-name="T53"> </text:span><text:span text:style-name="T53">c</text:span><text:span text:style-name="T53">l</text:span><text:span text:style-name="T53">a</text:span><text:span text:style-name="T53">s</text:span><text:span text:style-name="T53">s</text:span><text:span text:style-name="T53">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</text:span><text:span text:style-name="T17">e</text:span><text:span text:style-name="T17">w</text:span><text:span text:style-name="T17"> </text:span><text:span text:style-name="T17">&amp;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o</text:span><text:span text:style-name="T17">r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9" draw:layer="layout" svg:width="0.978cm" svg:height="0.978cm" svg:x="1.094cm" svg:y="6.491cm">
          <text:p text:style-name="P38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9" draw:layer="layout" svg:width="0.978cm" svg:height="0.978cm" svg:x="1.116cm" svg:y="7.624cm">
          <text:p text:style-name="P38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9" draw:layer="layout" svg:width="0.978cm" svg:height="0.978cm" svg:x="1.138cm" svg:y="8.758cm">
          <text:p text:style-name="P38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9" draw:layer="layout" svg:width="0.978cm" svg:height="0.978cm" svg:x="13.335cm" svg:y="14.817cm">
          <text:p text:style-name="P38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9" draw:layer="layout" svg:width="0.978cm" svg:height="0.978cm" svg:x="14.393cm" svg:y="16.166cm">
          <text:p text:style-name="P38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9" draw:layer="layout" svg:width="0.978cm" svg:height="0.978cm" svg:x="18.627cm" svg:y="17.436cm">
          <text:p text:style-name="P38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</text:span><text:span text:style-name="T17">e</text:span><text:span text:style-name="T17">w</text:span><text:span text:style-name="T17"> </text:span><text:span text:style-name="T17">&amp;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1">To allocate arrays, use</text:span></text:p>
            <text:p text:style-name="P26"><text:span text:style-name="T52">int</text:span><text:span text:style-name="T51"> *a = </text:span><text:span text:style-name="T52">new</text:span><text:span text:style-name="T51"> </text:span><text:span text:style-name="T52">int</text:span><text:span text:style-name="T51">[</text:span><text:span text:style-name="T56">10</text:span><text:span text:style-name="T51">]; </text:span><text:span text:style-name="T57">//array of 10 ints</text:span><text:span text:style-name="T58"><text:line-break/></text:span><text:span text:style-name="T52">size_t</text:span><text:span text:style-name="T51"> n = </text:span><text:span text:style-name="T56">4</text:span><text:span text:style-name="T51">;</text:span></text:p>
            <text:p text:style-name="P26"><text:span text:style-name="T51">IntList *array = </text:span><text:span text:style-name="T52">new</text:span><text:span text:style-name="T51"> IntList[n]; </text:span></text:p>
            <text:p text:style-name="P26"><text:span text:style-name="T59">// array of n IntLists. </text:span></text:p>
            <text:p text:style-name="P26"><text:span text:style-name="T59">// - must have a parameterless ctor!</text:span></text:p>
            <text:p text:style-name="P26"><text:span text:style-name="T51">array[0].func();</text:span><text:span text:style-name="T51"><text:line-break/></text:span><text:span text:style-name="T51">IntList* b0 = </text:span><text:span text:style-name="T52">new</text:span><text:span text:style-name="T51"> IntList; </text:span></text:p>
            <text:p text:style-name="P26"><text:span text:style-name="T51">b0→func();</text:span><text:span text:style-name="T51"><text:line-break/></text:span><text:span text:style-name="T51"/></text:p>
          </draw:text-box>
        </draw:frame>
        <presentation:notes draw:style-name="dp3">
          <draw:page-thumbnail draw:style-name="gr2" draw:layer="layout" svg:width="14.212cm" svg:height="10.659cm" svg:x="2.753cm" svg:y="2.16cm" draw:page-number="1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</text:span><text:span text:style-name="T17">e</text:span><text:span text:style-name="T17">l</text:span><text:span text:style-name="T17">e</text:span><text:span text:style-name="T17">t</text:span><text:span text:style-name="T17">e </text:span><text:span text:style-name="T17">&amp;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1">Special operation to delete arrays</text:span></text:p>
            <text:p text:style-name="P20"><text:span text:style-name="T41"/></text:p>
            <text:p text:style-name="P26"><text:span text:style-name="T52">int</text:span><text:span text:style-name="T51"> *a = </text:span><text:span text:style-name="T52">new</text:span><text:span text:style-name="T51"> </text:span><text:span text:style-name="T52">int</text:span><text:span text:style-name="T51">[</text:span><text:span text:style-name="T56">10</text:span><text:span text:style-name="T51">]; </text:span><text:span text:style-name="T51"><text:line-break/></text:span><text:span text:style-name="T52">int</text:span><text:span text:style-name="T51"> *b = </text:span><text:span text:style-name="T52">new</text:span><text:span text:style-name="T51"> </text:span><text:span text:style-name="T52">int</text:span><text:span text:style-name="T51">[</text:span><text:span text:style-name="T56">10</text:span><text:span text:style-name="T51">]; </text:span><text:span text:style-name="T51"><text:line-break/></text:span><text:span text:style-name="T51"><text:line-break/></text:span><text:span text:style-name="T52">delete []</text:span><text:span text:style-name="T51"> a; </text:span><text:span text:style-name="T58">// proper delete </text:span><text:span text:style-name="T58">command </text:span><text:span text:style-name="T52">delete</text:span><text:span text:style-name="T51"> b; <text:s text:c="3"/></text:span><text:span text:style-name="T58">// apparently </text:span><text:span text:style-name="T58">works, </text:span><text:span text:style-name="T58"><text:line-break/></text:span><text:span text:style-name="T58">// but may cause segmentation fault</text:span><text:span text:style-name="T58"><text:line-break/></text:span><text:span text:style-name="T58">// or memory leak</text:span><text:span text:style-name="T60"> 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e</text:span><text:span text:style-name="T17"> </text:span><text:span text:style-name="T17">a</text:span><text:span text:style-name="T17">r</text:span><text:span text:style-name="T17">r</text:span><text:span text:style-name="T17">a</text:span><text:span text:style-name="T17">y</text:span><text:span text:style-name="T17"> </text:span><text:span text:style-name="T17">o</text:span><text:span text:style-name="T17">f </text:span><text:span text:style-name="T17">o</text:span><text:span text:style-name="T17">b</text:span><text:span text:style-name="T17">j</text:span><text:span text:style-name="T17">e</text:span><text:span text:style-name="T17">c</text:span><text:span text:style-name="T17">t</text:span><text:span text:style-name="T17">s</text:span><text:span text:style-name="T17"> </text:span><text:span text:style-name="T17">w</text:span><text:span text:style-name="T17">/</text:span><text:span text:style-name="T17">o</text:span><text:span text:style-name="T17"> </text:span><text:span text:style-name="T17">d</text:span><text:span text:style-name="T17">e</text:span><text:span text:style-name="T17">f</text:span><text:span text:style-name="T17">. </text:span><text:span text:style-name="T17">c</text:span><text:span text:style-name="T17">o</text:span><text:span text:style-name="T17">n</text:span><text:span text:style-name="T17">s</text:span><text:span text:style-name="T17">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1">size_t </text:span><text:span text:style-name="T62">n = </text:span><text:span text:style-name="T63">4</text:span><text:span text:style-name="T62">; </text:span><text:span text:style-name="T62"><text:line-break/></text:span><text:span text:style-name="T62">MyClass **arr = </text:span><text:span text:style-name="T61">new</text:span><text:span text:style-name="T62"> MyClass *[n]; </text:span><text:span text:style-name="T62"><text:line-break/></text:span><text:span text:style-name="T64">// array of n pointers to MyClass (no </text:span></text:p>
            <text:p text:style-name="P20"><text:span text:style-name="T64">// cons. is invoked) </text:span></text:p>
            <text:p text:style-name="P20"><text:span text:style-name="T64"><text:line-break/></text:span><text:span text:style-name="T61">for</text:span><text:span text:style-name="T62"> (</text:span><text:span text:style-name="T61">size_t </text:span><text:span text:style-name="T62">i=</text:span><text:span text:style-name="T63">0</text:span><text:span text:style-name="T62">; i&lt;n; ++i) </text:span><text:span text:style-name="T62"><text:line-break/></text:span><text:span text:style-name="T62">{ </text:span><text:span text:style-name="T62"><text:line-break/></text:span><text:span text:style-name="T62">   arr[i] = </text:span><text:span text:style-name="T61">new</text:span><text:span text:style-name="T62"> MyClass (i); </text:span><text:span text:style-name="T62"><text:line-break/></text:span><text:span text:style-name="T62">   </text:span><text:span text:style-name="T64">// each pointer points to a MyClass </text:span></text:p>
            <text:p text:style-name="P20"><text:span text:style-name="T64"><text:s text:c="3"/></text:span><text:span text:style-name="T64">// object allocated on the heap, and </text:span></text:p>
            <text:p text:style-name="P20"><text:span text:style-name="T64"><text:s text:c="3"/></text:span><text:span text:style-name="T64">// the cons. is invoked. </text:span><text:span text:style-name="T64"><text:line-break/></text:span><text:span text:style-name="T62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9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draw:frame draw:name="Rectangle 2" presentation:style-name="pr17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</text:span><text:span text:style-name="T33">r</text:span><text:span text:style-name="T33">e</text:span><text:span text:style-name="T33">e</text:span><text:span text:style-name="T33"> </text:span><text:span text:style-name="T33">a</text:span><text:span text:style-name="T33">n</text:span><text:span text:style-name="T33"> </text:span><text:span text:style-name="T33">a</text:span><text:span text:style-name="T33">l</text:span><text:span text:style-name="T33">l</text:span><text:span text:style-name="T33">o</text:span><text:span text:style-name="T33">c</text:span><text:span text:style-name="T33">a</text:span><text:span text:style-name="T33">t</text:span><text:span text:style-name="T33">e</text:span><text:span text:style-name="T33">d</text:span><text:span text:style-name="T33"> </text:span><text:span text:style-name="T33">a</text:span><text:span text:style-name="T33">r</text:span><text:span text:style-name="T33">r</text:span><text:span text:style-name="T33">a</text:span><text:span text:style-name="T33">y</text:span><text:span text:style-name="T33"> </text:span><text:span text:style-name="T33">o</text:span><text:span text:style-name="T33">f </text:span><text:span text:style-name="T33">p</text:span><text:span text:style-name="T33">o</text:span><text:span text:style-name="T33">i</text:span><text:span text:style-name="T33">n</text:span><text:span text:style-name="T33">t</text:span><text:span text:style-name="T33">e</text:span><text:span text:style-name="T33">r</text:span><text:span text:style-name="T33">s</text:span><text:span text:style-name="T33"> </text:span><text:span text:style-name="T33">t</text:span><text:span text:style-name="T33">o</text:span><text:span text:style-name="T33"> </text:span><text:span text:style-name="T33">o</text:span><text:span text:style-name="T33">b</text:span><text:span text:style-name="T33">j</text:span><text:span text:style-name="T33">e</text:span><text:span text:style-name="T33">c</text:span><text:span text:style-name="T33">t</text:span><text:span text:style-name="T33">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1">size_t </text:span><text:span text:style-name="T62">n = </text:span><text:span text:style-name="T63">4</text:span><text:span text:style-name="T62">; </text:span><text:span text:style-name="T62"><text:line-break/></text:span><text:span text:style-name="T61">for</text:span><text:span text:style-name="T62"> (</text:span><text:span text:style-name="T61">size_t </text:span><text:span text:style-name="T62">i=</text:span><text:span text:style-name="T63">0</text:span><text:span text:style-name="T62">; i&lt;n; ++i) </text:span><text:span text:style-name="T62"><text:line-break/></text:span><text:span text:style-name="T62">{ </text:span><text:span text:style-name="T62"><text:line-break/></text:span><text:span text:style-name="T62">   delete (arr[i]); </text:span><text:span text:style-name="T62"><text:line-break/></text:span><text:span text:style-name="T62">   </text:span><text:span text:style-name="T64">// invoked the dest. of each MyClass </text:span></text:p>
            <text:p text:style-name="P20"><text:span text:style-name="T64"><text:s text:c="3"/></text:span><text:span text:style-name="T64">// object allocated on the heap, and </text:span></text:p>
            <text:p text:style-name="P20"><text:span text:style-name="T64"><text:s text:c="3"/></text:span><text:span text:style-name="T64">// free the memory. </text:span><text:span text:style-name="T64"><text:line-break/></text:span><text:span text:style-name="T62">} </text:span><text:span text:style-name="T62"><text:line-break/></text:span><text:span text:style-name="T62">delete [] arr; </text:span><text:span text:style-name="T62"><text:line-break/></text:span><text:span text:style-name="T64">// free the memory allocated for the </text:span></text:p>
            <text:p text:style-name="P20"><text:span text:style-name="T64">// array of pointers. 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draw:frame draw:name="Rectangle 2" presentation:style-name="pr17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</text:span><text:span text:style-name="T33">A</text:span><text:span text:style-name="T33">I</text:span><text:span text:style-name="T33">I </text:span><text:span text:style-name="T33">–</text:span><text:span text:style-name="T33"> </text:span><text:span text:style-name="T33">R</text:span><text:span text:style-name="T33">e</text:span><text:span text:style-name="T33">s</text:span><text:span text:style-name="T33">o</text:span><text:span text:style-name="T33">u</text:span><text:span text:style-name="T33">r</text:span><text:span text:style-name="T33">c</text:span><text:span text:style-name="T33">e</text:span><text:span text:style-name="T33"> </text:span><text:span text:style-name="T33">A</text:span><text:span text:style-name="T33">c</text:span><text:span text:style-name="T33">q</text:span><text:span text:style-name="T33">u</text:span><text:span text:style-name="T33">i</text:span><text:span text:style-name="T33">s</text:span><text:span text:style-name="T33">i</text:span><text:span text:style-name="T33">t</text:span><text:span text:style-name="T33">i</text:span><text:span text:style-name="T33">o</text:span><text:span text:style-name="T33">n</text:span><text:span text:style-name="T33"> </text:span><text:span text:style-name="T33">I</text:span><text:span text:style-name="T33">s</text:span><text:span text:style-name="T33"> </text:span><text:span text:style-name="T33">I</text:span><text:span text:style-name="T33">n</text:span><text:span text:style-name="T33">i</text:span><text:span text:style-name="T33">t</text:span><text:span text:style-name="T33">i</text:span><text:span text:style-name="T33">a</text:span><text:span text:style-name="T33">l</text:span><text:span text:style-name="T33">i</text:span><text:span text:style-name="T33">z</text:span><text:span text:style-name="T33">a</text:span><text:span text:style-name="T33">t</text:span><text:span text:style-name="T33">i</text:span><text:span text:style-name="T33">o</text:span><text:span text:style-name="T33">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40" draw:layer="layout" svg:width="23.706cm" svg:height="15.874cm" svg:x="0.847cm" svg:y="3.175cm" presentation:class="outline" presentation:user-transformed="true">
          <draw:text-box>
            <text:p><text:span text:style-name="T65">A class that uses resources </text:span><text:span text:style-name="T66">(file, memory, </text:span><text:span text:style-name="T66">database, locks …)</text:span><text:span text:style-name="T65"> should:</text:span></text:p>
            <text:list text:style-name="L3">
              <text:list-item>
                <text:p><text:span text:style-name="T67">Acquire them in the constructor.</text:span></text:p>
              </text:list-item>
              <text:list-item>
                <text:p><text:span text:style-name="T68">Release them in the 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3" svg:font-family="Arial" style:font-family-generic="modern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4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9">9/3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3-09">9/3/21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לערוך סגנונות טקסט של </text:span><text:span text:style-name="MT6">תבנית 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329</meta:editing-cycles>
    <meta:print-date>1999-11-04T13:06:28</meta:print-date>
    <meta:creation-date>1999-10-10T10:49:40</meta:creation-date>
    <dc:date>2021-03-09T14:25:46.353463212</dc:date>
    <meta:editing-duration>P27DT21H23M20S</meta:editing-duration>
    <meta:generator>LibreOffice/6.4.6.2$Linux_X86_64 LibreOffice_project/40$Build-2</meta:generator>
    <dc:creator>Erel Segal-Halevi</dc:creator>
    <meta:document-statistic meta:object-count="20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